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7aa" officeooo:paragraph-rsid="0009e7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>&lt;html&gt;</text:p>
      <text:p text:style-name="P1">&lt;head&gt;</text:p>
      <text:p text:style-name="P1"><text:tab/>&lt;title&gt;countAll()&lt;/title&gt;</text:p>
      <text:p text:style-name="P1"><text:tab/>&lt;meta charset="utf-8"&gt;</text:p>
      <text:p text:style-name="P1"><text:tab/>&lt;style type="text/css"&gt;</text:p>
      <text:p text:style-name="P1"><text:tab/><text:tab/>div{</text:p>
      <text:p text:style-name="P1"><text:tab/><text:tab/><text:tab/>padding: 10px;</text:p>
      <text:p text:style-name="P1"><text:tab/><text:tab/><text:tab/>margin: 30px;</text:p>
      <text:p text:style-name="P1"><text:tab/><text:tab/><text:tab/>font-size: 20px;</text:p>
      <text:p text:style-name="P1"><text:tab/><text:tab/>}</text:p>
      <text:p text:style-name="P1"/>
      <text:p text:style-name="P1"><text:tab/><text:tab/>div:nth-child(even) {background-color: #61dafb;}</text:p>
      <text:p text:style-name="P1"><text:tab/><text:tab/>button{</text:p>
      <text:p text:style-name="P1"><text:tab/><text:tab/><text:tab/>border-color: grey;</text:p>
      <text:p text:style-name="P1"><text:tab/><text:tab/><text:tab/>padding: 10px;</text:p>
      <text:p text:style-name="P1"><text:tab/><text:tab/><text:tab/>margin: 10px;</text:p>
      <text:p text:style-name="P1"><text:tab/><text:tab/><text:tab/>border:none;</text:p>
      <text:p text:style-name="P1"><text:tab/><text:tab/>}</text:p>
      <text:p text:style-name="P1"><text:tab/><text:tab/>button:hover{</text:p>
      <text:p text:style-name="P1"><text:tab/><text:tab/><text:tab/>background-color: green;</text:p>
      <text:p text:style-name="P1"><text:tab/><text:tab/><text:tab/>color: white;</text:p>
      <text:p text:style-name="P1"><text:tab/><text:tab/>}</text:p>
      <text:p text:style-name="P1"/>
      <text:p text:style-name="P1"><text:tab/>&lt;/style&gt;</text:p>
      <text:p text:style-name="P1">&lt;/head&gt;</text:p>
      <text:p text:style-name="P1"><text:tab/></text:p>
      <text:p text:style-name="P1">&lt;body&gt;</text:p>
      <text:p text:style-name="P1"><text:tab/>&lt;div&gt;</text:p>
      <text:p text:style-name="P1"><text:tab/>&lt;p&gt;In "I’ll get you, my pretty...and your little dog, too!" &lt;br&gt;</text:p>
      <text:p text:style-name="P1"><text:tab/><text:tab/>In above string <text:s/>number of "l" is:&lt;/p&gt;</text:p>
      <text:p text:style-name="P1"><text:tab/><text:tab/>&lt;p id="countL"&gt;&lt;/p&gt;</text:p>
      <text:p text:style-name="P1"><text:tab/>&lt;/div&gt;</text:p>
      <text:p text:style-name="P1"><text:tab/><text:tab/><text:tab/></text:p>
      <text:p text:style-name="P1"><text:tab/><text:tab/><text:tab/>&lt;hr&gt;</text:p>
      <text:p text:style-name="P1"/>
      <text:p text:style-name="P1"><text:tab/>&lt;div&gt;</text:p>
      <text:p text:style-name="P1"><text:tab/><text:tab/>&lt;p&gt;"Well, some people without brains do an awful lot of talking don’t they?" &lt;br&gt;</text:p>
      <text:p text:style-name="P1"><text:tab/><text:tab/><text:tab/>In above string <text:s/>number of "o" is:&lt;/p&gt;</text:p>
      <text:p text:style-name="P1"><text:tab/><text:tab/><text:tab/>&lt;p id="counts"&gt;&lt;/p&gt;</text:p>
      <text:p text:style-name="P1"><text:tab/>&lt;/div&gt;</text:p>
      <text:p text:style-name="P1"/>
      <text:p text:style-name="P1"><text:tab/><text:tab/>&lt;hr&gt;</text:p>
      <text:p text:style-name="P1"/>
      <text:p text:style-name="P1"><text:tab/>&lt;div&gt;</text:p>
      <text:p text:style-name="P1"><text:tab/><text:tab/>&lt;p&gt;"Come on, get up and fight, you shivering junkyard!" &lt;br&gt;</text:p>
      <text:p text:style-name="P1"><text:tab/><text:tab/><text:tab/>In above string <text:s/>number of "k" is:&lt;/p&gt;</text:p>
      <text:p text:style-name="P1"><text:tab/><text:tab/>&lt;p id="countK"&gt;&lt;/p&gt;</text:p>
      <text:p text:style-name="P1"><text:tab/>&lt;/div&gt;</text:p>
      <text:p text:style-name="P1"/>
      <text:p text:style-name="P1"><text:tab/><text:tab/>&lt;hr&gt;</text:p>
      <text:p text:style-name="P1"><text:tab/>&lt;div align="center"&gt;</text:p>
      <text:p text:style-name="P1"><text:soft-page-break/><text:tab/><text:tab/>&lt;button onclick="myfun()"&gt;count&lt;/button&gt;</text:p>
      <text:p text:style-name="P1"><text:tab/>&lt;/div&gt;</text:p>
      <text:p text:style-name="P1"><text:tab/>&lt;script type="text/javascript"&gt;</text:p>
      <text:p text:style-name="P1"/>
      <text:p text:style-name="P1"><text:tab/><text:tab/>var witch = "I’ll get you, my pretty...and your little dog, too!";</text:p>
      <text:p text:style-name="P1"><text:tab/><text:tab/>var scarecrow = "Well, some people without brains do an awful lot of talking don’t they?";</text:p>
      <text:p text:style-name="P1"><text:tab/><text:tab/>var dorothy = "There’s no place like home.";</text:p>
      <text:p text:style-name="P1"><text:tab/><text:tab/>var glinda = "Be gone! Before someone drops a house on you!";</text:p>
      <text:p text:style-name="P1"><text:tab/><text:tab/>var lion = "Come on, get up and fight, you shivering junkyard!";</text:p>
      <text:p text:style-name="P1"><text:tab/><text:tab/>var wizard = "Do not arouse the wrath of the great and powerful Oz!";</text:p>
      <text:p text:style-name="P1"><text:tab/><text:tab/>var tinman = "Now I know I have a heart, because it’s breaking.";</text:p>
      <text:p text:style-name="P1"/>
      <text:p text:style-name="P1"/>
      <text:p text:style-name="P1"><text:tab/><text:tab/>function myfun(){</text:p>
      <text:p text:style-name="P1"><text:tab/><text:tab/><text:tab/>String.prototype.countAll = function ( letter ){</text:p>
      <text:p text:style-name="P1"><text:tab/><text:tab/><text:tab/><text:tab/>var letterCount = 0;</text:p>
      <text:p text:style-name="P1"><text:tab/><text:tab/><text:tab/><text:tab/>for (var i = 0; i&lt;this.length; i++) {</text:p>
      <text:p text:style-name="P1"><text:tab/><text:tab/><text:tab/><text:tab/><text:tab/>if ( this.charAt(i).toUpperCase() == letter.toUpperCase()) { <text:s text:c="7"/></text:p>
      <text:p text:style-name="P1"><text:tab/><text:tab/><text:tab/><text:tab/><text:tab/><text:tab/>letterCount++; <text:s text:c="3"/>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return letterCount; <text:s text:c="3"/></text:p>
      <text:p text:style-name="P1"><text:tab/><text:tab/><text:tab/>};</text:p>
      <text:p text:style-name="P1"/>
      <text:p text:style-name="P1"><text:tab/><text:tab/><text:tab/>document.getElementById('countL').innerHTML = witch.countAll('l');</text:p>
      <text:p text:style-name="P1"><text:tab/><text:tab/><text:tab/>document.getElementById('counts').innerHTML = scarecrow.countAll('o');</text:p>
      <text:p text:style-name="P1"><text:tab/><text:tab/><text:tab/>document.getElementById('countK').innerHTML = scarecrow.countAll('k');</text:p>
      <text:p text:style-name="P1"/>
      <text:p text:style-name="P1"><text:tab/><text:tab/><text:tab/>//console output part</text:p>
      <text:p text:style-name="P1"/>
      <text:p text:style-name="P1"><text:tab/><text:tab/><text:tab/>console.log("The count of 'l' in witch is:"+witch.countAll('l'));</text:p>
      <text:p text:style-name="P1"><text:tab/><text:tab/><text:tab/>console.log("The count of 'o' in scarecrow is:"+scarecrow.countAll('o'));</text:p>
      <text:p text:style-name="P1"><text:tab/><text:tab/><text:tab/>console.log("The count of 'o' in dorothy is:"+dorothy.countAll('l'));</text:p>
      <text:p text:style-name="P1"><text:tab/><text:tab/><text:tab/>console.log( "The count of 'o' in glinda is:" +glinda.countAll('l'));</text:p>
      <text:p text:style-name="P1"><text:tab/><text:tab/><text:tab/>console.log("The count of 'o' in lion is:" +lion.countAll('l'));</text:p>
      <text:p text:style-name="P1"><text:tab/><text:tab/><text:tab/>console.log("The count of 'o' in wizard is:" +wizard.countAll('l'));</text:p>
      <text:p text:style-name="P1"><text:tab/><text:tab/><text:tab/>console.log("The count of 'o' in tinman is:"+ tinman.countAll('l'));</text:p>
      <text:p text:style-name="P1"/>
      <text:p text:style-name="P1"><text:tab/><text:tab/>}</text:p>
      <text:p text:style-name="P1"/>
      <text:p text:style-name="P1"/>
      <text:p text:style-name="P1"><text:tab/>&lt;/script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0:27:09.142153736</meta:creation-date>
    <dc:date>2018-09-29T10:32:22.570005507</dc:date>
    <meta:editing-duration>PT5M14S</meta:editing-duration>
    <meta:editing-cycles>1</meta:editing-cycles>
    <meta:document-statistic meta:table-count="0" meta:image-count="0" meta:object-count="0" meta:page-count="2" meta:paragraph-count="81" meta:word-count="305" meta:character-count="2447" meta:non-whitespace-character-count="2025"/>
    <meta:generator>LibreOffice/5.1.6.2$Linux_X86_64 LibreOffice_project/10m0$Build-2</meta:generator>
  </office:meta>
</office:document-meta>
</file>